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number-columns-repeated="2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5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9" office:value-type="string" calcext:value-type="string">
            <text:p>출판사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3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1" table:number-columns-repeated="5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3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3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3" table:number-columns-repeated="2"/>
          <table:table-cell table:style-name="ce38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3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3" table:number-columns-repeated="2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4" office:value-type="string" calcext:value-type="string">
            <text:p>만화로 보는 그리스 로마 신화 9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4" calcext:value-type="date">
            <text:p>24.01.24</text:p>
          </table:table-cell>
          <table:table-cell table:style-name="ce24" office:value-type="string" calcext:value-type="string">
            <text:p>만화로 보는 그리스 로마 신화 10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5" calcext:value-type="date">
            <text:p>24.01.25</text:p>
          </table:table-cell>
          <table:table-cell table:style-name="ce24" office:value-type="string" calcext:value-type="string">
            <text:p>만화로 보는 그리스 로마 신화 11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만화로 보는 그리스 로마 신화 12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33"/>
          <table:table-cell table:style-name="ce33" office:value-type="string" calcext:value-type="string">
            <text:p>느낌이 있는 책</text:p>
          </table:table-cell>
          <table:table-cell table:style-name="ce38" office:value-type="string" calcext:value-type="string">
            <text:p>토머스 불핀치</text:p>
          </table:table-cell>
          <table:table-cell table:style-name="ce38"/>
          <table:table-cell table:style-name="ce38" office:value-type="string" calcext:value-type="string">
            <text:p>이경숙</text:p>
          </table:table-cell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9" calcext:value-type="date">
            <text:p>24.01.29</text:p>
          </table:table-cell>
          <table:table-cell table:style-name="ce24" office:value-type="string" calcext:value-type="string">
            <text:p>만화로 보는 그리스 로마 신화 13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D3:list.D32">
            <calcext:condition calcext:apply-style-name="Error" calcext:value="duplicate" calcext:base-cell-address="list.D3"/>
          </calcext:conditional-format>
          <calcext:conditional-format calcext:target-range-address="list.E3:list.E32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16:25:58.67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9T16:27:25.479000000</dc:date>
    <meta:editing-duration>P1DT2H4M24S</meta:editing-duration>
    <meta:editing-cycles>481</meta:editing-cycles>
    <meta:document-statistic meta:table-count="1" meta:cell-count="18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